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1">
            <text:p>Open Source Hardware Survey</text:p>
          </table:table-cell>
          <table:covered-table-cell table:style-name="ce1" office:value-type="string">
            <text:p>Open Source Hardware Survey</text:p>
          </table:covered-table-cell>
          <table:covered-table-cell table:style-name="ce1" office:value-type="string">
            <text:p>Open Source Hardware Survey</text:p>
          </table:covered-table-cell>
          <table:table-cell table:number-columns-repeated="1021"/>
        </table:table-row>
        <table:table-row table:style-name="ro2">
          <table:table-cell table:style-name="ce2" office:value-type="string" table:number-columns-spanned="3" table:number-rows-spanned="1">
            <text:p>What year did you first begin developing open-source hardware?</text:p>
          </table:table-cell>
          <table:covered-table-cell table:style-name="ce2" office:value-type="string">
            <text:p>What year did you first begin developing open-source hardware?</text:p>
          </table:covered-table-cell>
          <table:covered-table-cell table:style-name="ce2" office:value-type="string">
            <text:p>What year did you first begin developing open-source hardware?</text:p>
          </table:covered-table-cell>
          <table:table-cell table:number-columns-repeated="1021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3" office:value-type="string">
            <text:p>Answer Options</text:p>
          </table:covered-table-cell>
          <table:table-cell table:style-name="ce9" office:value-type="string">
            <text:p>Response Count</text:p>
          </table:table-cell>
          <table:table-cell table:number-columns-repeated="1021"/>
        </table:table-row>
        <table:table-row table:style-name="ro4">
          <table:table-cell table:style-name="ce4" table:number-columns-spanned="2" table:number-rows-spanned="1"/>
          <table:covered-table-cell table:style-name="ce4"/>
          <table:table-cell table:style-name="ce10" office:value-type="float" office:value="620">
            <text:p>620</text:p>
          </table:table-cell>
          <table:table-cell table:number-columns-repeated="1021"/>
        </table:table-row>
        <table:table-row table:style-name="ro5">
          <table:table-cell table:style-name="ce5" office:value-type="string" table:number-columns-spanned="2" table:number-rows-spanned="1">
            <text:p>answered question</text:p>
          </table:table-cell>
          <table:covered-table-cell table:style-name="ce5" office:value-type="float" office:value="620">
            <text:p>620</text:p>
          </table:covered-table-cell>
          <table:table-cell table:style-name="ce11" office:value-type="float" office:value="620">
            <text:p>620</text:p>
          </table:table-cell>
          <table:table-cell table:number-columns-repeated="1021"/>
        </table:table-row>
        <table:table-row table:style-name="ro5">
          <table:table-cell table:style-name="ce6" office:value-type="string" table:number-columns-spanned="2" table:number-rows-spanned="1">
            <text:p>skipped question</text:p>
          </table:table-cell>
          <table:covered-table-cell table:style-name="ce6" office:value-type="float" office:value="224">
            <text:p>224</text:p>
          </table:covered-table-cell>
          <table:table-cell table:style-name="ce12" office:value-type="float" office:value="224">
            <text:p>224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 table:style-name="ce7" office:value-type="string">
            <text:p>Number</text:p>
          </table:table-cell>
          <table:table-cell table:style-name="ce7" office:value-type="string">
            <text:p>Response Text</text:p>
          </table:table-cell>
          <table:table-cell table:style-name="ce7" office:value-type="string">
            <text:p>Categories</text:p>
          </table:table-cell>
          <table:table-cell table:number-columns-repeated="1021"/>
        </table:table-row>
        <table:table-row table:style-name="ro6">
          <table:table-cell table:style-name="ce8" office:value-type="float" office:value="1">
            <text:p>1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">
            <text:p>2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3">
            <text:p>3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">
            <text:p>4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">
            <text:p>5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6">
            <text:p>6</text:p>
          </table:table-cell>
          <table:table-cell office:value-type="float" office:value="2005">
            <text:p>2005</text:p>
          </table:table-cell>
          <table:table-cell table:number-columns-repeated="1022"/>
        </table:table-row>
        <table:table-row table:style-name="ro6">
          <table:table-cell table:style-name="ce8" office:value-type="float" office:value="7">
            <text:p>7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8">
            <text:p>8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9">
            <text:p>9</text:p>
          </table:table-cell>
          <table:table-cell office:value-type="float" office:value="1998">
            <text:p>1998</text:p>
          </table:table-cell>
          <table:table-cell table:number-columns-repeated="1022"/>
        </table:table-row>
        <table:table-row table:style-name="ro6">
          <table:table-cell table:style-name="ce8" office:value-type="float" office:value="10">
            <text:p>1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1">
            <text:p>11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3">
            <text:p>13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4">
            <text:p>14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15">
            <text:p>15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6">
            <text:p>16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7">
            <text:p>17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8">
            <text:p>18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19">
            <text:p>19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0">
            <text:p>20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1">
            <text:p>21</text:p>
          </table:table-cell>
          <table:table-cell office:value-type="float" office:value="1980">
            <text:p>1980</text:p>
          </table:table-cell>
          <table:table-cell table:number-columns-repeated="1022"/>
        </table:table-row>
        <table:table-row table:style-name="ro6">
          <table:table-cell table:style-name="ce8" office:value-type="float" office:value="22">
            <text:p>22</text:p>
          </table:table-cell>
          <table:table-cell office:value-type="float" office:value="2002">
            <text:p>2002</text:p>
          </table:table-cell>
          <table:table-cell table:number-columns-repeated="1022"/>
        </table:table-row>
        <table:table-row table:style-name="ro6">
          <table:table-cell table:style-name="ce8" office:value-type="float" office:value="23">
            <text:p>23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4">
            <text:p>24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5">
            <text:p>25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6">
            <text:p>26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27">
            <text:p>27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8">
            <text:p>28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9">
            <text:p>29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30">
            <text:p>30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1">
            <text:p>31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2">
            <text:p>32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33">
            <text:p>33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4">
            <text:p>34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35">
            <text:p>35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36">
            <text:p>36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37">
            <text:p>37</text:p>
          </table:table-cell>
          <table:table-cell office:value-type="float" office:value="1961">
            <text:p>1961</text:p>
          </table:table-cell>
          <table:table-cell table:number-columns-repeated="1022"/>
        </table:table-row>
        <table:table-row table:style-name="ro6">
          <table:table-cell table:style-name="ce8" office:value-type="float" office:value="38">
            <text:p>38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39">
            <text:p>39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0">
            <text:p>4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1">
            <text:p>41</text:p>
          </table:table-cell>
          <table:table-cell office:value-type="float" office:value="1973">
            <text:p>1973</text:p>
          </table:table-cell>
          <table:table-cell table:number-columns-repeated="1022"/>
        </table:table-row>
        <table:table-row table:style-name="ro6">
          <table:table-cell table:style-name="ce8" office:value-type="float" office:value="42">
            <text:p>42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43">
            <text:p>43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44">
            <text:p>44</text:p>
          </table:table-cell>
          <table:table-cell office:value-type="float" office:value="2003">
            <text:p>2003</text:p>
          </table:table-cell>
          <table:table-cell table:number-columns-repeated="1022"/>
        </table:table-row>
        <table:table-row table:style-name="ro6">
          <table:table-cell table:style-name="ce8" office:value-type="float" office:value="45">
            <text:p>45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6">
            <text:p>46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47">
            <text:p>47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8">
            <text:p>48</text:p>
          </table:table-cell>
          <table:table-cell office:value-type="float" office:value="2005">
            <text:p>2005</text:p>
          </table:table-cell>
          <table:table-cell table:number-columns-repeated="1022"/>
        </table:table-row>
        <table:table-row table:style-name="ro6">
          <table:table-cell table:style-name="ce8" office:value-type="float" office:value="49">
            <text:p>49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50">
            <text:p>50</text:p>
          </table:table-cell>
          <table:table-cell office:value-type="float" office:value="1990">
            <text:p>1990</text:p>
          </table:table-cell>
          <table:table-cell table:number-columns-repeated="1022"/>
        </table:table-row>
        <table:table-row table:style-name="ro6">
          <table:table-cell table:style-name="ce8" office:value-type="float" office:value="51">
            <text:p>51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52">
            <text:p>52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53">
            <text:p>53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4">
            <text:p>54</text:p>
          </table:table-cell>
          <table:table-cell office:value-type="float" office:value="2003">
            <text:p>2003</text:p>
          </table:table-cell>
          <table:table-cell table:number-columns-repeated="1022"/>
        </table:table-row>
        <table:table-row table:style-name="ro6">
          <table:table-cell table:style-name="ce8" office:value-type="float" office:value="55">
            <text:p>55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6">
            <text:p>56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7">
            <text:p>57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58">
            <text:p>58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9">
            <text:p>59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60">
            <text:p>60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61">
            <text:p>61</text:p>
          </table:table-cell>
          <table:table-cell office:value-type="float" office:value="2002">
            <text:p>2002</text:p>
          </table:table-cell>
          <table:table-cell table:number-columns-repeated="1022"/>
        </table:table-row>
        <table:table-row table:style-name="ro6">
          <table:table-cell table:style-name="ce8" office:value-type="float" office:value="62">
            <text:p>62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63">
            <text:p>63</text:p>
          </table:table-cell>
          <table:table-cell office:value-type="float" office:value="1974">
            <text:p>1974</text:p>
          </table:table-cell>
          <table:table-cell table:number-columns-repeated="1022"/>
        </table:table-row>
        <table:table-row table:style-name="ro6">
          <table:table-cell table:style-name="ce8" office:value-type="float" office:value="64">
            <text:p>64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65">
            <text:p>65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66">
            <text:p>66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67">
            <text:p>67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68">
            <text:p>68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69">
            <text:p>69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70">
            <text:p>70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71">
            <text:p>71</text:p>
          </table:table-cell>
          <table:table-cell office:value-type="float" office:value="1985">
            <text:p>1985</text:p>
          </table:table-cell>
          <table:table-cell table:number-columns-repeated="1022"/>
        </table:table-row>
        <table:table-row table:style-name="ro6">
          <table:table-cell table:style-name="ce8" office:value-type="float" office:value="72">
            <text:p>72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73">
            <text:p>73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74">
            <text:p>74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75">
            <text:p>75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76">
            <text:p>76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77">
            <text:p>77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78">
            <text:p>78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79">
            <text:p>79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80">
            <text:p>8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81">
            <text:p>81</text:p>
          </table:table-cell>
          <table:table-cell office:value-type="float" office:value="1998">
            <text:p>1998</text:p>
          </table:table-cell>
          <table:table-cell table:number-columns-repeated="1022"/>
        </table:table-row>
        <table:table-row table:style-name="ro6">
          <table:table-cell table:style-name="ce8" office:value-type="float" office:value="82">
            <text:p>82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83">
            <text:p>83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84">
            <text:p>84</text:p>
          </table:table-cell>
          <table:table-cell office:value-type="float" office:value="2005">
            <text:p>2005</text:p>
          </table:table-cell>
          <table:table-cell table:number-columns-repeated="1022"/>
        </table:table-row>
        <table:table-row table:style-name="ro6">
          <table:table-cell table:style-name="ce8" office:value-type="float" office:value="85">
            <text:p>85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86">
            <text:p>86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87">
            <text:p>87</text:p>
          </table:table-cell>
          <table:table-cell office:value-type="float" office:value="1968">
            <text:p>1968</text:p>
          </table:table-cell>
          <table:table-cell table:number-columns-repeated="1022"/>
        </table:table-row>
        <table:table-row table:style-name="ro6">
          <table:table-cell table:style-name="ce8" office:value-type="float" office:value="88">
            <text:p>88</text:p>
          </table:table-cell>
          <table:table-cell office:value-type="float" office:value="2000">
            <text:p>2000</text:p>
          </table:table-cell>
          <table:table-cell table:number-columns-repeated="1022"/>
        </table:table-row>
        <table:table-row table:style-name="ro6">
          <table:table-cell table:style-name="ce8" office:value-type="float" office:value="89">
            <text:p>89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90">
            <text:p>90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91">
            <text:p>91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92">
            <text:p>92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93">
            <text:p>93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94">
            <text:p>94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95">
            <text:p>95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96">
            <text:p>96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97">
            <text:p>97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98">
            <text:p>98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99">
            <text:p>99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00">
            <text:p>100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101">
            <text:p>101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102">
            <text:p>102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03">
            <text:p>103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04">
            <text:p>104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05">
            <text:p>105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06">
            <text:p>106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07">
            <text:p>107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08">
            <text:p>108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109">
            <text:p>109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110">
            <text:p>110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111">
            <text:p>111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12">
            <text:p>112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13">
            <text:p>113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114">
            <text:p>114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15">
            <text:p>115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116">
            <text:p>116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17">
            <text:p>117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18">
            <text:p>118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119">
            <text:p>119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20">
            <text:p>120</text:p>
          </table:table-cell>
          <table:table-cell office:value-type="float" office:value="1999">
            <text:p>1999</text:p>
          </table:table-cell>
          <table:table-cell table:number-columns-repeated="1022"/>
        </table:table-row>
        <table:table-row table:style-name="ro6">
          <table:table-cell table:style-name="ce8" office:value-type="float" office:value="121">
            <text:p>121</text:p>
          </table:table-cell>
          <table:table-cell office:value-type="float" office:value="2005">
            <text:p>2005</text:p>
          </table:table-cell>
          <table:table-cell table:number-columns-repeated="1022"/>
        </table:table-row>
        <table:table-row table:style-name="ro6">
          <table:table-cell table:style-name="ce8" office:value-type="float" office:value="122">
            <text:p>122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23">
            <text:p>123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124">
            <text:p>124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25">
            <text:p>125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26">
            <text:p>126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127">
            <text:p>127</text:p>
          </table:table-cell>
          <table:table-cell office:value-type="float" office:value="2000">
            <text:p>2000</text:p>
          </table:table-cell>
          <table:table-cell table:number-columns-repeated="1022"/>
        </table:table-row>
        <table:table-row table:style-name="ro6">
          <table:table-cell table:style-name="ce8" office:value-type="float" office:value="128">
            <text:p>128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129">
            <text:p>129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30">
            <text:p>13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31">
            <text:p>131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132">
            <text:p>132</text:p>
          </table:table-cell>
          <table:table-cell office:value-type="float" office:value="2005">
            <text:p>2005</text:p>
          </table:table-cell>
          <table:table-cell table:number-columns-repeated="1022"/>
        </table:table-row>
        <table:table-row table:style-name="ro6">
          <table:table-cell table:style-name="ce8" office:value-type="float" office:value="133">
            <text:p>133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134">
            <text:p>134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135">
            <text:p>135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36">
            <text:p>136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37">
            <text:p>137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38">
            <text:p>138</text:p>
          </table:table-cell>
          <table:table-cell office:value-type="float" office:value="1980">
            <text:p>1980</text:p>
          </table:table-cell>
          <table:table-cell table:number-columns-repeated="1022"/>
        </table:table-row>
        <table:table-row table:style-name="ro6">
          <table:table-cell table:style-name="ce8" office:value-type="float" office:value="139">
            <text:p>139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40">
            <text:p>140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41">
            <text:p>141</text:p>
          </table:table-cell>
          <table:table-cell office:value-type="float" office:value="1995">
            <text:p>1995</text:p>
          </table:table-cell>
          <table:table-cell table:number-columns-repeated="1022"/>
        </table:table-row>
        <table:table-row table:style-name="ro6">
          <table:table-cell table:style-name="ce8" office:value-type="float" office:value="142">
            <text:p>142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43">
            <text:p>143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144">
            <text:p>144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145">
            <text:p>145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146">
            <text:p>146</text:p>
          </table:table-cell>
          <table:table-cell office:value-type="float" office:value="1992">
            <text:p>1992</text:p>
          </table:table-cell>
          <table:table-cell table:number-columns-repeated="1022"/>
        </table:table-row>
        <table:table-row table:style-name="ro6">
          <table:table-cell table:style-name="ce8" office:value-type="float" office:value="147">
            <text:p>147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148">
            <text:p>148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149">
            <text:p>149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50">
            <text:p>15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51">
            <text:p>151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152">
            <text:p>152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153">
            <text:p>153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54">
            <text:p>154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155">
            <text:p>155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156">
            <text:p>156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157">
            <text:p>157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58">
            <text:p>158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159">
            <text:p>159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60">
            <text:p>160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161">
            <text:p>161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162">
            <text:p>162</text:p>
          </table:table-cell>
          <table:table-cell office:value-type="float" office:value="2003">
            <text:p>2003</text:p>
          </table:table-cell>
          <table:table-cell table:number-columns-repeated="1022"/>
        </table:table-row>
        <table:table-row table:style-name="ro6">
          <table:table-cell table:style-name="ce8" office:value-type="float" office:value="163">
            <text:p>163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64">
            <text:p>164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65">
            <text:p>165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66">
            <text:p>166</text:p>
          </table:table-cell>
          <table:table-cell office:value-type="float" office:value="1990">
            <text:p>1990</text:p>
          </table:table-cell>
          <table:table-cell table:number-columns-repeated="1022"/>
        </table:table-row>
        <table:table-row table:style-name="ro6">
          <table:table-cell table:style-name="ce8" office:value-type="float" office:value="167">
            <text:p>167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68">
            <text:p>168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169">
            <text:p>169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70">
            <text:p>170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171">
            <text:p>171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72">
            <text:p>172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73">
            <text:p>173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74">
            <text:p>174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175">
            <text:p>175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76">
            <text:p>176</text:p>
          </table:table-cell>
          <table:table-cell office:value-type="float" office:value="2005">
            <text:p>2005</text:p>
          </table:table-cell>
          <table:table-cell table:number-columns-repeated="1022"/>
        </table:table-row>
        <table:table-row table:style-name="ro6">
          <table:table-cell table:style-name="ce8" office:value-type="float" office:value="177">
            <text:p>177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78">
            <text:p>178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79">
            <text:p>179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180">
            <text:p>180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81">
            <text:p>181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82">
            <text:p>182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83">
            <text:p>183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184">
            <text:p>184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185">
            <text:p>185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86">
            <text:p>186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187">
            <text:p>187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188">
            <text:p>188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89">
            <text:p>189</text:p>
          </table:table-cell>
          <table:table-cell office:value-type="float" office:value="2000">
            <text:p>2000</text:p>
          </table:table-cell>
          <table:table-cell table:number-columns-repeated="1022"/>
        </table:table-row>
        <table:table-row table:style-name="ro6">
          <table:table-cell table:style-name="ce8" office:value-type="float" office:value="190">
            <text:p>190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91">
            <text:p>191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92">
            <text:p>192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193">
            <text:p>193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94">
            <text:p>194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195">
            <text:p>195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96">
            <text:p>196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197">
            <text:p>197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198">
            <text:p>198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199">
            <text:p>199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200">
            <text:p>20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01">
            <text:p>201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02">
            <text:p>202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203">
            <text:p>203</text:p>
          </table:table-cell>
          <table:table-cell office:value-type="float" office:value="1975">
            <text:p>1975</text:p>
          </table:table-cell>
          <table:table-cell table:number-columns-repeated="1022"/>
        </table:table-row>
        <table:table-row table:style-name="ro6">
          <table:table-cell table:style-name="ce8" office:value-type="float" office:value="204">
            <text:p>204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05">
            <text:p>205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06">
            <text:p>206</text:p>
          </table:table-cell>
          <table:table-cell office:value-type="float" office:value="1977">
            <text:p>1977</text:p>
          </table:table-cell>
          <table:table-cell table:number-columns-repeated="1022"/>
        </table:table-row>
        <table:table-row table:style-name="ro6">
          <table:table-cell table:style-name="ce8" office:value-type="float" office:value="207">
            <text:p>207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08">
            <text:p>208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09">
            <text:p>209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210">
            <text:p>210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11">
            <text:p>211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212">
            <text:p>212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13">
            <text:p>213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14">
            <text:p>214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215">
            <text:p>215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216">
            <text:p>216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17">
            <text:p>217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18">
            <text:p>218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19">
            <text:p>219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220">
            <text:p>22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21">
            <text:p>221</text:p>
          </table:table-cell>
          <table:table-cell office:value-type="float" office:value="2000">
            <text:p>2000</text:p>
          </table:table-cell>
          <table:table-cell table:number-columns-repeated="1022"/>
        </table:table-row>
        <table:table-row table:style-name="ro6">
          <table:table-cell table:style-name="ce8" office:value-type="float" office:value="222">
            <text:p>222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223">
            <text:p>223</text:p>
          </table:table-cell>
          <table:table-cell office:value-type="float" office:value="2005">
            <text:p>2005</text:p>
          </table:table-cell>
          <table:table-cell table:number-columns-repeated="1022"/>
        </table:table-row>
        <table:table-row table:style-name="ro6">
          <table:table-cell table:style-name="ce8" office:value-type="float" office:value="224">
            <text:p>224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25">
            <text:p>225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226">
            <text:p>226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27">
            <text:p>227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28">
            <text:p>228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29">
            <text:p>229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30">
            <text:p>230</text:p>
          </table:table-cell>
          <table:table-cell office:value-type="float" office:value="1999">
            <text:p>1999</text:p>
          </table:table-cell>
          <table:table-cell table:number-columns-repeated="1022"/>
        </table:table-row>
        <table:table-row table:style-name="ro6">
          <table:table-cell table:style-name="ce8" office:value-type="float" office:value="231">
            <text:p>231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32">
            <text:p>232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233">
            <text:p>233</text:p>
          </table:table-cell>
          <table:table-cell office:value-type="float" office:value="2004">
            <text:p>2004</text:p>
          </table:table-cell>
          <table:table-cell table:number-columns-repeated="1022"/>
        </table:table-row>
        <table:table-row table:style-name="ro6">
          <table:table-cell table:style-name="ce8" office:value-type="float" office:value="234">
            <text:p>234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35">
            <text:p>235</text:p>
          </table:table-cell>
          <table:table-cell office:value-type="float" office:value="1960">
            <text:p>1960</text:p>
          </table:table-cell>
          <table:table-cell table:number-columns-repeated="1022"/>
        </table:table-row>
        <table:table-row table:style-name="ro6">
          <table:table-cell table:style-name="ce8" office:value-type="float" office:value="236">
            <text:p>236</text:p>
          </table:table-cell>
          <table:table-cell office:value-type="float" office:value="1998">
            <text:p>1998</text:p>
          </table:table-cell>
          <table:table-cell table:number-columns-repeated="1022"/>
        </table:table-row>
        <table:table-row table:style-name="ro6">
          <table:table-cell table:style-name="ce8" office:value-type="float" office:value="237">
            <text:p>237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38">
            <text:p>238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39">
            <text:p>239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240">
            <text:p>240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41">
            <text:p>241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42">
            <text:p>242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43">
            <text:p>243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44">
            <text:p>244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45">
            <text:p>245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46">
            <text:p>246</text:p>
          </table:table-cell>
          <table:table-cell office:value-type="float" office:value="2005">
            <text:p>2005</text:p>
          </table:table-cell>
          <table:table-cell table:number-columns-repeated="1022"/>
        </table:table-row>
        <table:table-row table:style-name="ro6">
          <table:table-cell table:style-name="ce8" office:value-type="float" office:value="247">
            <text:p>247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48">
            <text:p>248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249">
            <text:p>249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50">
            <text:p>25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51">
            <text:p>251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252">
            <text:p>252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253">
            <text:p>253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54">
            <text:p>254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55">
            <text:p>255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256">
            <text:p>256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57">
            <text:p>257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58">
            <text:p>258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59">
            <text:p>259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60">
            <text:p>26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61">
            <text:p>261</text:p>
          </table:table-cell>
          <table:table-cell office:value-type="float" office:value="2004">
            <text:p>2004</text:p>
          </table:table-cell>
          <table:table-cell table:number-columns-repeated="1022"/>
        </table:table-row>
        <table:table-row table:style-name="ro6">
          <table:table-cell table:style-name="ce8" office:value-type="float" office:value="262">
            <text:p>262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263">
            <text:p>263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64">
            <text:p>264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265">
            <text:p>265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66">
            <text:p>266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67">
            <text:p>267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68">
            <text:p>268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69">
            <text:p>269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70">
            <text:p>270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71">
            <text:p>271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272">
            <text:p>272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273">
            <text:p>273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74">
            <text:p>274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75">
            <text:p>275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76">
            <text:p>276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77">
            <text:p>277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278">
            <text:p>278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79">
            <text:p>279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280">
            <text:p>280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281">
            <text:p>281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82">
            <text:p>282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83">
            <text:p>283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284">
            <text:p>284</text:p>
          </table:table-cell>
          <table:table-cell office:value-type="float" office:value="1999">
            <text:p>1999</text:p>
          </table:table-cell>
          <table:table-cell table:number-columns-repeated="1022"/>
        </table:table-row>
        <table:table-row table:style-name="ro6">
          <table:table-cell table:style-name="ce8" office:value-type="float" office:value="285">
            <text:p>285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86">
            <text:p>286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287">
            <text:p>287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88">
            <text:p>288</text:p>
          </table:table-cell>
          <table:table-cell office:value-type="float" office:value="2000">
            <text:p>2000</text:p>
          </table:table-cell>
          <table:table-cell table:number-columns-repeated="1022"/>
        </table:table-row>
        <table:table-row table:style-name="ro6">
          <table:table-cell table:style-name="ce8" office:value-type="float" office:value="289">
            <text:p>289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290">
            <text:p>29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91">
            <text:p>291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92">
            <text:p>292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93">
            <text:p>293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294">
            <text:p>294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95">
            <text:p>295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296">
            <text:p>296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297">
            <text:p>297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298">
            <text:p>298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299">
            <text:p>299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00">
            <text:p>30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01">
            <text:p>301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02">
            <text:p>302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03">
            <text:p>303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04">
            <text:p>304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05">
            <text:p>305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06">
            <text:p>306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307">
            <text:p>307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08">
            <text:p>308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09">
            <text:p>309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10">
            <text:p>310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11">
            <text:p>311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312">
            <text:p>312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13">
            <text:p>313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314">
            <text:p>314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315">
            <text:p>315</text:p>
          </table:table-cell>
          <table:table-cell office:value-type="float" office:value="1988">
            <text:p>1988</text:p>
          </table:table-cell>
          <table:table-cell table:number-columns-repeated="1022"/>
        </table:table-row>
        <table:table-row table:style-name="ro6">
          <table:table-cell table:style-name="ce8" office:value-type="float" office:value="316">
            <text:p>316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317">
            <text:p>317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318">
            <text:p>318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319">
            <text:p>319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20">
            <text:p>320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321">
            <text:p>321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322">
            <text:p>322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23">
            <text:p>323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324">
            <text:p>324</text:p>
          </table:table-cell>
          <table:table-cell office:value-type="float" office:value="2001">
            <text:p>2001</text:p>
          </table:table-cell>
          <table:table-cell table:number-columns-repeated="1022"/>
        </table:table-row>
        <table:table-row table:style-name="ro6">
          <table:table-cell table:style-name="ce8" office:value-type="float" office:value="325">
            <text:p>325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26">
            <text:p>326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327">
            <text:p>327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28">
            <text:p>328</text:p>
          </table:table-cell>
          <table:table-cell office:value-type="float" office:value="1998">
            <text:p>1998</text:p>
          </table:table-cell>
          <table:table-cell table:number-columns-repeated="1022"/>
        </table:table-row>
        <table:table-row table:style-name="ro6">
          <table:table-cell table:style-name="ce8" office:value-type="float" office:value="329">
            <text:p>329</text:p>
          </table:table-cell>
          <table:table-cell office:value-type="float" office:value="2000">
            <text:p>2000</text:p>
          </table:table-cell>
          <table:table-cell table:number-columns-repeated="1022"/>
        </table:table-row>
        <table:table-row table:style-name="ro6">
          <table:table-cell table:style-name="ce8" office:value-type="float" office:value="330">
            <text:p>330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331">
            <text:p>331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32">
            <text:p>332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333">
            <text:p>333</text:p>
          </table:table-cell>
          <table:table-cell office:value-type="float" office:value="2001">
            <text:p>2001</text:p>
          </table:table-cell>
          <table:table-cell table:number-columns-repeated="1022"/>
        </table:table-row>
        <table:table-row table:style-name="ro6">
          <table:table-cell table:style-name="ce8" office:value-type="float" office:value="334">
            <text:p>334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335">
            <text:p>335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336">
            <text:p>336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337">
            <text:p>337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338">
            <text:p>338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339">
            <text:p>339</text:p>
          </table:table-cell>
          <table:table-cell office:value-type="float" office:value="2005">
            <text:p>2005</text:p>
          </table:table-cell>
          <table:table-cell table:number-columns-repeated="1022"/>
        </table:table-row>
        <table:table-row table:style-name="ro6">
          <table:table-cell table:style-name="ce8" office:value-type="float" office:value="340">
            <text:p>34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41">
            <text:p>341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42">
            <text:p>342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43">
            <text:p>343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44">
            <text:p>344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45">
            <text:p>345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46">
            <text:p>346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347">
            <text:p>347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348">
            <text:p>348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49">
            <text:p>349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50">
            <text:p>350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51">
            <text:p>351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52">
            <text:p>352</text:p>
          </table:table-cell>
          <table:table-cell office:value-type="float" office:value="1972">
            <text:p>1972</text:p>
          </table:table-cell>
          <table:table-cell table:number-columns-repeated="1022"/>
        </table:table-row>
        <table:table-row table:style-name="ro6">
          <table:table-cell table:style-name="ce8" office:value-type="float" office:value="353">
            <text:p>353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54">
            <text:p>354</text:p>
          </table:table-cell>
          <table:table-cell office:value-type="float" office:value="2002">
            <text:p>2002</text:p>
          </table:table-cell>
          <table:table-cell table:number-columns-repeated="1022"/>
        </table:table-row>
        <table:table-row table:style-name="ro6">
          <table:table-cell table:style-name="ce8" office:value-type="float" office:value="355">
            <text:p>355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356">
            <text:p>356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57">
            <text:p>357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58">
            <text:p>358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59">
            <text:p>359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60">
            <text:p>360</text:p>
          </table:table-cell>
          <table:table-cell office:value-type="float" office:value="2005">
            <text:p>2005</text:p>
          </table:table-cell>
          <table:table-cell table:number-columns-repeated="1022"/>
        </table:table-row>
        <table:table-row table:style-name="ro6">
          <table:table-cell table:style-name="ce8" office:value-type="float" office:value="361">
            <text:p>361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362">
            <text:p>362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363">
            <text:p>363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364">
            <text:p>364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65">
            <text:p>365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66">
            <text:p>366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67">
            <text:p>367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68">
            <text:p>368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369">
            <text:p>369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370">
            <text:p>370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71">
            <text:p>371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372">
            <text:p>372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373">
            <text:p>373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74">
            <text:p>374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75">
            <text:p>375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76">
            <text:p>376</text:p>
          </table:table-cell>
          <table:table-cell office:value-type="float" office:value="1998">
            <text:p>1998</text:p>
          </table:table-cell>
          <table:table-cell table:number-columns-repeated="1022"/>
        </table:table-row>
        <table:table-row table:style-name="ro6">
          <table:table-cell table:style-name="ce8" office:value-type="float" office:value="377">
            <text:p>377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78">
            <text:p>378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79">
            <text:p>379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380">
            <text:p>38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81">
            <text:p>381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382">
            <text:p>382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383">
            <text:p>383</text:p>
          </table:table-cell>
          <table:table-cell office:value-type="float" office:value="2004">
            <text:p>2004</text:p>
          </table:table-cell>
          <table:table-cell table:number-columns-repeated="1022"/>
        </table:table-row>
        <table:table-row table:style-name="ro6">
          <table:table-cell table:style-name="ce8" office:value-type="float" office:value="384">
            <text:p>384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85">
            <text:p>385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86">
            <text:p>386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87">
            <text:p>387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388">
            <text:p>388</text:p>
          </table:table-cell>
          <table:table-cell office:value-type="float" office:value="1990">
            <text:p>1990</text:p>
          </table:table-cell>
          <table:table-cell table:number-columns-repeated="1022"/>
        </table:table-row>
        <table:table-row table:style-name="ro6">
          <table:table-cell table:style-name="ce8" office:value-type="float" office:value="389">
            <text:p>389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390">
            <text:p>390</text:p>
          </table:table-cell>
          <table:table-cell office:value-type="float" office:value="2003">
            <text:p>2003</text:p>
          </table:table-cell>
          <table:table-cell table:number-columns-repeated="1022"/>
        </table:table-row>
        <table:table-row table:style-name="ro6">
          <table:table-cell table:style-name="ce8" office:value-type="float" office:value="391">
            <text:p>391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392">
            <text:p>392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93">
            <text:p>393</text:p>
          </table:table-cell>
          <table:table-cell office:value-type="float" office:value="1985">
            <text:p>1985</text:p>
          </table:table-cell>
          <table:table-cell table:number-columns-repeated="1022"/>
        </table:table-row>
        <table:table-row table:style-name="ro6">
          <table:table-cell table:style-name="ce8" office:value-type="float" office:value="394">
            <text:p>394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395">
            <text:p>395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396">
            <text:p>396</text:p>
          </table:table-cell>
          <table:table-cell office:value-type="float" office:value="1990">
            <text:p>1990</text:p>
          </table:table-cell>
          <table:table-cell table:number-columns-repeated="1022"/>
        </table:table-row>
        <table:table-row table:style-name="ro6">
          <table:table-cell table:style-name="ce8" office:value-type="float" office:value="397">
            <text:p>397</text:p>
          </table:table-cell>
          <table:table-cell office:value-type="float" office:value="1964">
            <text:p>1964</text:p>
          </table:table-cell>
          <table:table-cell table:number-columns-repeated="1022"/>
        </table:table-row>
        <table:table-row table:style-name="ro6">
          <table:table-cell table:style-name="ce8" office:value-type="float" office:value="398">
            <text:p>398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399">
            <text:p>399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00">
            <text:p>40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01">
            <text:p>401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02">
            <text:p>402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03">
            <text:p>403</text:p>
          </table:table-cell>
          <table:table-cell office:value-type="float" office:value="1997">
            <text:p>1997</text:p>
          </table:table-cell>
          <table:table-cell table:number-columns-repeated="1022"/>
        </table:table-row>
        <table:table-row table:style-name="ro6">
          <table:table-cell table:style-name="ce8" office:value-type="float" office:value="404">
            <text:p>404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05">
            <text:p>405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06">
            <text:p>406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407">
            <text:p>407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408">
            <text:p>408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09">
            <text:p>409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10">
            <text:p>410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411">
            <text:p>411</text:p>
          </table:table-cell>
          <table:table-cell office:value-type="float" office:value="1980">
            <text:p>1980</text:p>
          </table:table-cell>
          <table:table-cell table:number-columns-repeated="1022"/>
        </table:table-row>
        <table:table-row table:style-name="ro6">
          <table:table-cell table:style-name="ce8" office:value-type="float" office:value="412">
            <text:p>412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413">
            <text:p>413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414">
            <text:p>414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415">
            <text:p>415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416">
            <text:p>416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17">
            <text:p>417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18">
            <text:p>418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19">
            <text:p>419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20">
            <text:p>42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21">
            <text:p>421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22">
            <text:p>422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23">
            <text:p>423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424">
            <text:p>424</text:p>
          </table:table-cell>
          <table:table-cell office:value-type="float" office:value="2004">
            <text:p>2004</text:p>
          </table:table-cell>
          <table:table-cell table:number-columns-repeated="1022"/>
        </table:table-row>
        <table:table-row table:style-name="ro6">
          <table:table-cell table:style-name="ce8" office:value-type="float" office:value="425">
            <text:p>425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426">
            <text:p>426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427">
            <text:p>427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28">
            <text:p>428</text:p>
          </table:table-cell>
          <table:table-cell office:value-type="float" office:value="2004">
            <text:p>2004</text:p>
          </table:table-cell>
          <table:table-cell table:number-columns-repeated="1022"/>
        </table:table-row>
        <table:table-row table:style-name="ro6">
          <table:table-cell table:style-name="ce8" office:value-type="float" office:value="429">
            <text:p>429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30">
            <text:p>430</text:p>
          </table:table-cell>
          <table:table-cell office:value-type="float" office:value="2003">
            <text:p>2003</text:p>
          </table:table-cell>
          <table:table-cell table:number-columns-repeated="1022"/>
        </table:table-row>
        <table:table-row table:style-name="ro6">
          <table:table-cell table:style-name="ce8" office:value-type="float" office:value="431">
            <text:p>431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432">
            <text:p>432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433">
            <text:p>433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434">
            <text:p>434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35">
            <text:p>435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36">
            <text:p>436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37">
            <text:p>437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438">
            <text:p>438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39">
            <text:p>439</text:p>
          </table:table-cell>
          <table:table-cell office:value-type="float" office:value="1978">
            <text:p>1978</text:p>
          </table:table-cell>
          <table:table-cell table:number-columns-repeated="1022"/>
        </table:table-row>
        <table:table-row table:style-name="ro6">
          <table:table-cell table:style-name="ce8" office:value-type="float" office:value="440">
            <text:p>440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41">
            <text:p>441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442">
            <text:p>442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443">
            <text:p>443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444">
            <text:p>444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45">
            <text:p>445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46">
            <text:p>446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47">
            <text:p>447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448">
            <text:p>448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49">
            <text:p>449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50">
            <text:p>450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451">
            <text:p>451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52">
            <text:p>452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453">
            <text:p>453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54">
            <text:p>454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455">
            <text:p>455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56">
            <text:p>456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457">
            <text:p>457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58">
            <text:p>458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59">
            <text:p>459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460">
            <text:p>460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461">
            <text:p>461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62">
            <text:p>462</text:p>
          </table:table-cell>
          <table:table-cell office:value-type="float" office:value="2005">
            <text:p>2005</text:p>
          </table:table-cell>
          <table:table-cell table:number-columns-repeated="1022"/>
        </table:table-row>
        <table:table-row table:style-name="ro6">
          <table:table-cell table:style-name="ce8" office:value-type="float" office:value="463">
            <text:p>463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64">
            <text:p>464</text:p>
          </table:table-cell>
          <table:table-cell office:value-type="float" office:value="1994">
            <text:p>1994</text:p>
          </table:table-cell>
          <table:table-cell table:number-columns-repeated="1022"/>
        </table:table-row>
        <table:table-row table:style-name="ro6">
          <table:table-cell table:style-name="ce8" office:value-type="float" office:value="465">
            <text:p>465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466">
            <text:p>466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67">
            <text:p>467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468">
            <text:p>468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69">
            <text:p>469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470">
            <text:p>470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471">
            <text:p>471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72">
            <text:p>472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473">
            <text:p>473</text:p>
          </table:table-cell>
          <table:table-cell office:value-type="float" office:value="2002">
            <text:p>2002</text:p>
          </table:table-cell>
          <table:table-cell table:number-columns-repeated="1022"/>
        </table:table-row>
        <table:table-row table:style-name="ro6">
          <table:table-cell table:style-name="ce8" office:value-type="float" office:value="474">
            <text:p>474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475">
            <text:p>475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76">
            <text:p>476</text:p>
          </table:table-cell>
          <table:table-cell office:value-type="float" office:value="2002">
            <text:p>2002</text:p>
          </table:table-cell>
          <table:table-cell table:number-columns-repeated="1022"/>
        </table:table-row>
        <table:table-row table:style-name="ro6">
          <table:table-cell table:style-name="ce8" office:value-type="float" office:value="477">
            <text:p>477</text:p>
          </table:table-cell>
          <table:table-cell office:value-type="float" office:value="1994">
            <text:p>1994</text:p>
          </table:table-cell>
          <table:table-cell table:number-columns-repeated="1022"/>
        </table:table-row>
        <table:table-row table:style-name="ro6">
          <table:table-cell table:style-name="ce8" office:value-type="float" office:value="478">
            <text:p>478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79">
            <text:p>479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480">
            <text:p>480</text:p>
          </table:table-cell>
          <table:table-cell office:value-type="float" office:value="1993">
            <text:p>1993</text:p>
          </table:table-cell>
          <table:table-cell table:number-columns-repeated="1022"/>
        </table:table-row>
        <table:table-row table:style-name="ro6">
          <table:table-cell table:style-name="ce8" office:value-type="float" office:value="481">
            <text:p>481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82">
            <text:p>482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483">
            <text:p>483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84">
            <text:p>484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85">
            <text:p>485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486">
            <text:p>486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87">
            <text:p>487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488">
            <text:p>488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89">
            <text:p>489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490">
            <text:p>490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491">
            <text:p>491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492">
            <text:p>492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493">
            <text:p>493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94">
            <text:p>494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495">
            <text:p>495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96">
            <text:p>496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497">
            <text:p>497</text:p>
          </table:table-cell>
          <table:table-cell office:value-type="float" office:value="2000">
            <text:p>2000</text:p>
          </table:table-cell>
          <table:table-cell table:number-columns-repeated="1022"/>
        </table:table-row>
        <table:table-row table:style-name="ro6">
          <table:table-cell table:style-name="ce8" office:value-type="float" office:value="498">
            <text:p>498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499">
            <text:p>499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00">
            <text:p>500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501">
            <text:p>501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502">
            <text:p>502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03">
            <text:p>503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04">
            <text:p>504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505">
            <text:p>505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06">
            <text:p>506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07">
            <text:p>507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08">
            <text:p>508</text:p>
          </table:table-cell>
          <table:table-cell office:value-type="float" office:value="2004">
            <text:p>2004</text:p>
          </table:table-cell>
          <table:table-cell table:number-columns-repeated="1022"/>
        </table:table-row>
        <table:table-row table:style-name="ro6">
          <table:table-cell table:style-name="ce8" office:value-type="float" office:value="509">
            <text:p>509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510">
            <text:p>51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11">
            <text:p>511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512">
            <text:p>512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13">
            <text:p>513</text:p>
          </table:table-cell>
          <table:table-cell office:value-type="float" office:value="1989">
            <text:p>1989</text:p>
          </table:table-cell>
          <table:table-cell table:number-columns-repeated="1022"/>
        </table:table-row>
        <table:table-row table:style-name="ro6">
          <table:table-cell table:style-name="ce8" office:value-type="float" office:value="514">
            <text:p>514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515">
            <text:p>515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16">
            <text:p>516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17">
            <text:p>517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518">
            <text:p>518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519">
            <text:p>519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520">
            <text:p>520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21">
            <text:p>521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22">
            <text:p>522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23">
            <text:p>523</text:p>
          </table:table-cell>
          <table:table-cell office:value-type="float" office:value="2005">
            <text:p>2005</text:p>
          </table:table-cell>
          <table:table-cell table:number-columns-repeated="1022"/>
        </table:table-row>
        <table:table-row table:style-name="ro6">
          <table:table-cell table:style-name="ce8" office:value-type="float" office:value="524">
            <text:p>524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25">
            <text:p>525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26">
            <text:p>526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527">
            <text:p>527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528">
            <text:p>528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529">
            <text:p>529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30">
            <text:p>530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31">
            <text:p>531</text:p>
          </table:table-cell>
          <table:table-cell office:value-type="float" office:value="2005">
            <text:p>2005</text:p>
          </table:table-cell>
          <table:table-cell table:number-columns-repeated="1022"/>
        </table:table-row>
        <table:table-row table:style-name="ro6">
          <table:table-cell table:style-name="ce8" office:value-type="float" office:value="532">
            <text:p>532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33">
            <text:p>533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34">
            <text:p>534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535">
            <text:p>535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36">
            <text:p>536</text:p>
          </table:table-cell>
          <table:table-cell office:value-type="float" office:value="2005">
            <text:p>2005</text:p>
          </table:table-cell>
          <table:table-cell table:number-columns-repeated="1022"/>
        </table:table-row>
        <table:table-row table:style-name="ro6">
          <table:table-cell table:style-name="ce8" office:value-type="float" office:value="537">
            <text:p>537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38">
            <text:p>538</text:p>
          </table:table-cell>
          <table:table-cell office:value-type="float" office:value="2002">
            <text:p>2002</text:p>
          </table:table-cell>
          <table:table-cell table:number-columns-repeated="1022"/>
        </table:table-row>
        <table:table-row table:style-name="ro6">
          <table:table-cell table:style-name="ce8" office:value-type="float" office:value="539">
            <text:p>539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540">
            <text:p>54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41">
            <text:p>541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542">
            <text:p>542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43">
            <text:p>543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44">
            <text:p>544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545">
            <text:p>545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46">
            <text:p>546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547">
            <text:p>547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548">
            <text:p>548</text:p>
          </table:table-cell>
          <table:table-cell office:value-type="float" office:value="1992">
            <text:p>1992</text:p>
          </table:table-cell>
          <table:table-cell table:number-columns-repeated="1022"/>
        </table:table-row>
        <table:table-row table:style-name="ro6">
          <table:table-cell table:style-name="ce8" office:value-type="float" office:value="549">
            <text:p>549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50">
            <text:p>550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551">
            <text:p>551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52">
            <text:p>552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53">
            <text:p>553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554">
            <text:p>554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55">
            <text:p>555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556">
            <text:p>556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557">
            <text:p>557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58">
            <text:p>558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559">
            <text:p>559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60">
            <text:p>56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61">
            <text:p>561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562">
            <text:p>562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63">
            <text:p>563</text:p>
          </table:table-cell>
          <table:table-cell office:value-type="float" office:value="2004">
            <text:p>2004</text:p>
          </table:table-cell>
          <table:table-cell table:number-columns-repeated="1022"/>
        </table:table-row>
        <table:table-row table:style-name="ro6">
          <table:table-cell table:style-name="ce8" office:value-type="float" office:value="564">
            <text:p>564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565">
            <text:p>565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566">
            <text:p>566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67">
            <text:p>567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68">
            <text:p>568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69">
            <text:p>569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70">
            <text:p>570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71">
            <text:p>571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572">
            <text:p>572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573">
            <text:p>573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74">
            <text:p>574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75">
            <text:p>575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576">
            <text:p>576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577">
            <text:p>577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578">
            <text:p>578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579">
            <text:p>579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580">
            <text:p>580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581">
            <text:p>581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582">
            <text:p>582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583">
            <text:p>583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584">
            <text:p>584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85">
            <text:p>585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586">
            <text:p>586</text:p>
          </table:table-cell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6">
          <table:table-cell table:style-name="ce8" office:value-type="float" office:value="587">
            <text:p>587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88">
            <text:p>588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89">
            <text:p>589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590">
            <text:p>59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91">
            <text:p>591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92">
            <text:p>592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93">
            <text:p>593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94">
            <text:p>594</text:p>
          </table:table-cell>
          <table:table-cell office:value-type="float" office:value="2004">
            <text:p>2004</text:p>
          </table:table-cell>
          <table:table-cell table:number-columns-repeated="1022"/>
        </table:table-row>
        <table:table-row table:style-name="ro6">
          <table:table-cell table:style-name="ce8" office:value-type="float" office:value="595">
            <text:p>595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596">
            <text:p>596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597">
            <text:p>597</text:p>
          </table:table-cell>
          <table:table-cell office:value-type="float" office:value="1986">
            <text:p>1986</text:p>
          </table:table-cell>
          <table:table-cell table:number-columns-repeated="1022"/>
        </table:table-row>
        <table:table-row table:style-name="ro6">
          <table:table-cell table:style-name="ce8" office:value-type="float" office:value="598">
            <text:p>598</text:p>
          </table:table-cell>
          <table:table-cell office:value-type="float" office:value="1970">
            <text:p>1970</text:p>
          </table:table-cell>
          <table:table-cell table:number-columns-repeated="1022"/>
        </table:table-row>
        <table:table-row table:style-name="ro6">
          <table:table-cell table:style-name="ce8" office:value-type="float" office:value="599">
            <text:p>599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600">
            <text:p>600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601">
            <text:p>601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602">
            <text:p>602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603">
            <text:p>603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604">
            <text:p>604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605">
            <text:p>605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606">
            <text:p>606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607">
            <text:p>607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608">
            <text:p>608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table:style-name="ce8" office:value-type="float" office:value="609">
            <text:p>609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6">
          <table:table-cell table:style-name="ce8" office:value-type="float" office:value="610">
            <text:p>610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611">
            <text:p>611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612">
            <text:p>612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613">
            <text:p>613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614">
            <text:p>614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615">
            <text:p>615</text:p>
          </table:table-cell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6">
          <table:table-cell table:style-name="ce8" office:value-type="float" office:value="616">
            <text:p>616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6">
          <table:table-cell table:style-name="ce8" office:value-type="float" office:value="617">
            <text:p>617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618">
            <text:p>618</text:p>
          </table:table-cell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6">
          <table:table-cell table:style-name="ce8" office:value-type="float" office:value="619">
            <text:p>619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6">
          <table:table-cell table:style-name="ce8" office:value-type="float" office:value="620">
            <text:p>620</text:p>
          </table:table-cell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5" table:number-rows-repeated="104794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4/21/2012</text:date>, <text:time>16:2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atarina Mota</dc:creator>
    <dc:date>2012-04-21T16:21:33</dc:date>
    <meta:editing-cycles>1</meta:editing-cycles>
    <meta:editing-duration>PT00H00M27S</meta:editing-duration>
    <meta:document-statistic meta:table-count="1" meta:cell-count="1259" meta:object-count="0"/>
    <meta:generator>NeoOffice/3.2.1$Unix OpenOffice.org_project/Patch 4</meta:generator>
  </office:meta>
</office:document-meta>
</file>